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chermind </meta:initial-creator>
    <meta:creation-date>2014-12-09T15:15:59</meta:creation-date>
    <meta:generator>LibreOffice/3.5$Linux_X86_64 LibreOffice_project/350m1$Build-2</meta:generator>
    <dc:date>2014-12-22T12:53:28</dc:date>
    <dc:creator>archermind </dc:creator>
    <meta:editing-duration>P5DT19H46M31S</meta:editing-duration>
    <meta:editing-cycles>38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